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6658"/>
    </style:style>
    <style:style style:name="P2" style:family="paragraph" style:parent-style-name="Standard">
      <style:text-properties fo:font-weight="bold" officeooo:rsid="00016658" officeooo:paragraph-rsid="00016658" style:font-weight-asian="bold" style:font-weight-complex="bold"/>
    </style:style>
    <style:style style:name="P3" style:family="paragraph" style:parent-style-name="Standard">
      <style:text-properties fo:font-weight="bold" officeooo:paragraph-rsid="00016658" style:font-weight-asian="bold" style:font-weight-complex="bold"/>
    </style:style>
    <style:style style:name="P4" style:family="paragraph" style:parent-style-name="Standard">
      <style:text-properties fo:font-weight="normal" officeooo:rsid="00016658" officeooo:paragraph-rsid="00016658" style:font-weight-asian="normal" style:font-weight-complex="normal"/>
    </style:style>
    <style:style style:name="P5" style:family="paragraph" style:parent-style-name="Standard">
      <style:text-properties officeooo:paragraph-rsid="00016658"/>
    </style:style>
    <style:style style:name="P6" style:family="paragraph" style:parent-style-name="Standard" style:list-style-name="L1">
      <style:text-properties officeooo:paragraph-rsid="00016658"/>
    </style:style>
    <style:style style:name="P7" style:family="paragraph" style:parent-style-name="Standard">
      <style:text-properties style:text-position="sub 58%" officeooo:paragraph-rsid="00016658"/>
    </style:style>
    <style:style style:name="T1" style:family="text">
      <style:text-properties style:text-underline-style="solid" style:text-underline-width="auto" style:text-underline-color="font-color" officeooo:rsid="000166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y Used ? </text:p>
      <text:p text:style-name="P1">Ridge and Lasso regression are two additional tools you can use to improve results and accuracy on your linear regression models while reducing over-fitting.</text:p>
      <text:p text:style-name="P3">Over-fitting ? </text:p>
      <text:p text:style-name="P1">When independent variables are related/correlated to each other (<text:span text:style-name="T1">col-linearity</text:span>), this can have a negative impact on the accuracy of the model and cause it to over-fit to training data.</text:p>
      <text:p text:style-name="P2">How to Avoid ? </text:p>
      <text:p text:style-name="P4">Over-fitting happens when the model tries too hard to adapt to noise in your training data. A technique called regularization helps constrain the magnitude of the coeffecients (weights, or slope in linear equation) by adding a penalty in the cost function. </text:p>
      <text:p text:style-name="P4">Ridge and Lasso regression are two regularization techniques.</text:p>
      <text:p text:style-name="P1">Ridge and Lasso regression are based on simple linear regression, but tweak the mean squared error cost function to improve result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21T00:34:02.134000000</dc:date>
    <meta:editing-duration>PT10H28M58S</meta:editing-duration>
    <meta:editing-cycles>2</meta:editing-cycles>
    <meta:document-statistic meta:table-count="0" meta:image-count="0" meta:object-count="0" meta:page-count="1" meta:paragraph-count="8" meta:word-count="132" meta:character-count="832" meta:non-whitespace-character-count="704"/>
  </office:meta>
</office:document-meta>
</file>